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2C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FFE699" fo:background-color="#FFE699"/>
    </style:style>
    <style:style style:name="ce4" style:family="table-cell" style:parent-style-name="Default" style:data-style-name="N0">
      <style:table-cell-properties fo:border="thin solid #FFE699" fo:background-color="#FFF2CC"/>
    </style:style>
    <style:style style:name="ce5" style:family="table-cell" style:parent-style-name="Default" style:data-style-name="N0">
      <style:table-cell-properties fo:background-color="#BDD7EE"/>
    </style:style>
    <style:style style:name="ce6" style:family="table-cell" style:parent-style-name="Default" style:data-style-name="N0">
      <style:table-cell-properties style:vertical-align="automatic" fo:background-color="#DDEBF7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ackground-color="#DDEBF7"/>
    </style:style>
    <style:style style:name="ce8" style:family="table-cell" style:parent-style-name="Default" style:data-style-name="N0">
      <style:table-cell-properties fo:background-color="#C6E0B4"/>
    </style:style>
    <style:style style:name="ce9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ackground-color="#FCE4D6"/>
    </style:style>
    <style:style style:name="ce11" style:family="table-cell" style:parent-style-name="Default" style:data-style-name="N0">
      <style:table-cell-properties fo:background-color="#D6DCE4"/>
    </style:style>
    <style:style style:name="ce12" style:family="table-cell" style:parent-style-name="Default" style:data-style-name="N0">
      <style:table-cell-properties fo:background-color="#F8CBAD"/>
    </style:style>
    <style:style style:name="ce13" style:family="table-cell" style:parent-style-name="Default" style:data-style-name="N0">
      <style:table-cell-properties fo:background-color="#BD92DE"/>
    </style:style>
    <style:style style:name="ce14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2.0955cm"/>
    </style:style>
    <style:style style:name="co3" style:family="table-column">
      <style:table-column-properties fo:break-before="auto" style:column-width="2.8363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25" table:default-cell-style-name="ce1"/>
        <table:table-column table:style-name="co3" table:number-columns-repeated="998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3">
            <text:p>Variables</text:p>
          </table:table-cell>
          <table:table-cell office:value-type="string" table:style-name="ce2">
            <text:p>D1</text:p>
          </table:table-cell>
          <table:table-cell office:value-type="string" table:style-name="ce2">
            <text:p>D2</text:p>
          </table:table-cell>
          <table:table-cell office:value-type="string" table:style-name="ce2">
            <text:p>D3</text:p>
          </table:table-cell>
          <table:table-cell office:value-type="string" table:style-name="ce2">
            <text:p>D4</text:p>
          </table:table-cell>
          <table:table-cell office:value-type="string" table:style-name="ce2">
            <text:p>D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1</text:p>
          </table:table-cell>
          <table:table-cell office:value-type="float" office:value="2400" table:style-name="ce1">
            <text:p>2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00" table:style-name="ce1">
            <text:p>75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2</text:p>
          </table:table-cell>
          <table:table-cell office:value-type="float" office:value="2600" table:style-name="ce1">
            <text:p>2600</text:p>
          </table:table-cell>
          <table:table-cell office:value-type="float" office:value="1900" table:style-name="ce1">
            <text:p>19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00" table:style-name="ce1">
            <text:p>5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3</text:p>
          </table:table-cell>
          <table:table-cell office:value-type="float" office:value="0" table:style-name="ce1">
            <text:p>0</text:p>
          </table:table-cell>
          <table:table-cell office:value-type="float" office:value="4600" table:style-name="ce1">
            <text:p>4600</text:p>
          </table:table-cell>
          <table:table-cell office:value-type="float" office:value="5400" table:style-name="ce1">
            <text:p>5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">
            <text:p>Tiempo_llamada</text:p>
          </table:table-cell>
          <table:table-cell office:value-type="string" table:style-name="ce6">
            <text:p>D1</text:p>
          </table:table-cell>
          <table:table-cell office:value-type="string" table:style-name="ce6">
            <text:p>D2</text:p>
          </table:table-cell>
          <table:table-cell office:value-type="string" table:style-name="ce6">
            <text:p>D3</text:p>
          </table:table-cell>
          <table:table-cell office:value-type="string" table:style-name="ce6">
            <text:p>D4</text:p>
          </table:table-cell>
          <table:table-cell office:value-type="string" table:style-name="ce6">
            <text:p>D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L1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L2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L3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8">
            <text:p>Llamadas_distritos</text:p>
          </table:table-cell>
          <table:table-cell office:value-type="string" table:style-name="ce9">
            <text:p>D1</text:p>
          </table:table-cell>
          <table:table-cell office:value-type="string" table:style-name="ce9">
            <text:p>D2</text:p>
          </table:table-cell>
          <table:table-cell office:value-type="string" table:style-name="ce9">
            <text:p>D3</text:p>
          </table:table-cell>
          <table:table-cell office:value-type="string" table:style-name="ce9">
            <text:p>D4</text:p>
          </table:table-cell>
          <table:table-cell office:value-type="string" table:style-name="ce9">
            <text:p>D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5000" table:style-name="ce1">
            <text:p>5000</text:p>
          </table:table-cell>
          <table:table-cell office:value-type="float" office:value="6500" table:style-name="ce1">
            <text:p>6500</text:p>
          </table:table-cell>
          <table:table-cell office:value-type="float" office:value="5400" table:style-name="ce1">
            <text:p>5400</text:p>
          </table:table-cell>
          <table:table-cell office:value-type="float" office:value="7500" table:style-name="ce1">
            <text:p>7500</text:p>
          </table:table-cell>
          <table:table-cell office:value-type="float" office:value="5500" table:style-name="ce1">
            <text:p>5500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1">
            <text:p>Llamadas_maximas</text:p>
          </table:table-cell>
          <table:table-cell office:value-type="float" office:value="10000" table:style-name="ce1">
            <text:p>1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Tiempo_maximo</text:p>
          </table:table-cell>
          <table:table-cell office:value-type="float" office:value="35" table:style-name="ce1">
            <text:p>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Objetivo</text:p>
          </table:table-cell>
          <table:table-cell office:value-type="float" office:value="483800" table:formula="of:=SUMPRODUCT([.B2:.F4]*[.B7:.F9])" table:number-matrix-columns-spanned="1" table:number-matrix-rows-spanned="1" table:style-name="ce1">
            <text:p>483800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2">
            <text:p>Restricciones =</text:p>
          </table:table-cell>
          <table:table-cell office:value-type="string" table:style-name="ce10">
            <text:p>Funcion</text:p>
          </table:table-cell>
          <table:table-cell office:value-type="string" table:style-name="ce10">
            <text:p>Valor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LLAMADAS_EXACTAS D1</text:p>
          </table:table-cell>
          <table:table-cell office:value-type="float" office:value="5000" table:formula="of:=SUM([.B2:.B4])" table:style-name="ce1">
            <text:p>5000</text:p>
          </table:table-cell>
          <table:table-cell office:value-type="float" office:value="5000" table:formula="of:=[.B12]" table:style-name="ce1">
            <text:p>50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LLAMADAS_EXACTAS D2</text:p>
          </table:table-cell>
          <table:table-cell office:value-type="float" office:value="6500" table:formula="of:=SUM([.C2:.C4])" table:style-name="ce1">
            <text:p>6500</text:p>
          </table:table-cell>
          <table:table-cell office:value-type="float" office:value="6500" table:formula="of:=[.C12]" table:style-name="ce1">
            <text:p>65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LLAMADAS_EXACTAS D3</text:p>
          </table:table-cell>
          <table:table-cell office:value-type="float" office:value="5400" table:formula="of:=SUM([.D2:.D4])" table:style-name="ce1">
            <text:p>5400</text:p>
          </table:table-cell>
          <table:table-cell office:value-type="float" office:value="5400" table:formula="of:=[.D12]" table:style-name="ce1">
            <text:p>54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LLAMADAS_EXACTAS D4</text:p>
          </table:table-cell>
          <table:table-cell office:value-type="float" office:value="7500" table:formula="of:=SUM([.E2:.E4])" table:style-name="ce1">
            <text:p>7500</text:p>
          </table:table-cell>
          <table:table-cell office:value-type="float" office:value="7500" table:formula="of:=[.E12]" table:style-name="ce1">
            <text:p>75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LLAMADAS_EXACTAS D5</text:p>
          </table:table-cell>
          <table:table-cell office:value-type="float" office:value="5500" table:formula="of:=SUM([.F2:.F4])" table:style-name="ce1">
            <text:p>5500</text:p>
          </table:table-cell>
          <table:table-cell office:value-type="float" office:value="5500" table:formula="of:=[.F12]" table:style-name="ce1">
            <text:p>5500</text:p>
          </table:table-cell>
          <table:table-cell table:number-columns-repeated="16381"/>
        </table:table-row>
        <table:table-row table:style-name="ro1">
          <table:table-cell table:number-columns-repeated="16384" table:style-name="ce14"/>
        </table:table-row>
        <table:table-row table:style-name="ro1">
          <table:table-cell office:value-type="string" table:style-name="ce12">
            <text:p>Restricciones &lt;=</text:p>
          </table:table-cell>
          <table:table-cell office:value-type="string" table:style-name="ce10">
            <text:p>Funcion</text:p>
          </table:table-cell>
          <table:table-cell office:value-type="string" table:style-name="ce10">
            <text:p>Valor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LLAMADAS_MÁXIMAS L1</text:p>
          </table:table-cell>
          <table:table-cell office:value-type="float" office:value="9900" table:formula="of:=SUM([.B2:.F2])" table:style-name="ce1">
            <text:p>9900</text:p>
          </table:table-cell>
          <table:table-cell office:value-type="float" office:value="10000" table:formula="of:=[.B14]" table:style-name="ce1">
            <text:p>100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LLAMADAS_MÁXIMAS L2</text:p>
          </table:table-cell>
          <table:table-cell office:value-type="float" office:value="10000" table:formula="of:=SUM([.B3:.F3])" table:style-name="ce1">
            <text:p>10000</text:p>
          </table:table-cell>
          <table:table-cell office:value-type="float" office:value="10000" table:formula="of:=[.B14]" table:style-name="ce1">
            <text:p>100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LLAMADAS_MÁXIMAS L3</text:p>
          </table:table-cell>
          <table:table-cell office:value-type="float" office:value="10000" table:formula="of:=SUM([.B4:.F4])" table:style-name="ce1">
            <text:p>10000</text:p>
          </table:table-cell>
          <table:table-cell office:value-type="float" office:value="10000" table:formula="of:=[.B14]" table:style-name="ce1">
            <text:p>100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IEMPO_MÁXIMO L1-D1</text:p>
          </table:table-cell>
          <table:table-cell office:value-type="float" office:value="48000" table:formula="of:=[.B2]*[.B7]" table:style-name="ce1">
            <text:p>48000</text:p>
          </table:table-cell>
          <table:table-cell office:value-type="float" office:value="84000" table:formula="of:=[.B2]*[.B15]" table:style-name="ce1">
            <text:p>840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IEMPO_MÁXIMO L1-D2</text:p>
          </table:table-cell>
          <table:table-cell office:value-type="float" office:value="0" table:formula="of:=[.C2]*[.C7]" table:style-name="ce1">
            <text:p>0</text:p>
          </table:table-cell>
          <table:table-cell office:value-type="float" office:value="0" table:formula="of:=[.C2]*[.B15]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IEMPO_MÁXIMO L1-D3</text:p>
          </table:table-cell>
          <table:table-cell office:value-type="float" office:value="0" table:formula="of:=[.D2]*[.D7]" table:style-name="ce1">
            <text:p>0</text:p>
          </table:table-cell>
          <table:table-cell office:value-type="float" office:value="0" table:formula="of:=[.D2]*[.B15]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IEMPO_MÁXIMO L1-D4</text:p>
          </table:table-cell>
          <table:table-cell office:value-type="float" office:value="112500" table:formula="of:=[.E2]*[.E7]" table:style-name="ce1">
            <text:p>112500</text:p>
          </table:table-cell>
          <table:table-cell office:value-type="float" office:value="262500" table:formula="of:=[.E2]*[.B15]" table:style-name="ce1">
            <text:p>2625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IEMPO_MÁXIMO L1-D5</text:p>
          </table:table-cell>
          <table:table-cell office:value-type="float" office:value="0" table:formula="of:=[.F2]*[.F7]" table:style-name="ce1">
            <text:p>0</text:p>
          </table:table-cell>
          <table:table-cell office:value-type="float" office:value="0" table:formula="of:=[.F2]*[.B15]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IEMPO_MÁXIMO L2-D1</text:p>
          </table:table-cell>
          <table:table-cell office:value-type="float" office:value="39000" table:formula="of:=[.B3]*[.B8]" table:style-name="ce1">
            <text:p>39000</text:p>
          </table:table-cell>
          <table:table-cell office:value-type="float" office:value="91000" table:formula="of:=[.B3]*[.B15]" table:style-name="ce1">
            <text:p>910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IEMPO_MÁXIMO L2-D2</text:p>
          </table:table-cell>
          <table:table-cell office:value-type="float" office:value="34200" table:formula="of:=[.C3]*[.C8]" table:style-name="ce1">
            <text:p>34200</text:p>
          </table:table-cell>
          <table:table-cell office:value-type="float" office:value="66500" table:formula="of:=[.C3]*[.B15]" table:style-name="ce1">
            <text:p>665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IEMPO_MÁXIMO L2-D3</text:p>
          </table:table-cell>
          <table:table-cell office:value-type="float" office:value="0" table:formula="of:=[.D3]*[.D8]" table:style-name="ce1">
            <text:p>0</text:p>
          </table:table-cell>
          <table:table-cell office:value-type="float" office:value="0" table:formula="of:=[.D3]*[.B15]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IEMPO_MÁXIMO L2-D4</text:p>
          </table:table-cell>
          <table:table-cell office:value-type="float" office:value="0" table:formula="of:=[.E3]*[.E8]" table:style-name="ce1">
            <text:p>0</text:p>
          </table:table-cell>
          <table:table-cell office:value-type="float" office:value="0" table:formula="of:=[.E3]*[.B15]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IEMPO_MÁXIMO L2-D5</text:p>
          </table:table-cell>
          <table:table-cell office:value-type="float" office:value="82500" table:formula="of:=[.F3]*[.F8]" table:style-name="ce1">
            <text:p>82500</text:p>
          </table:table-cell>
          <table:table-cell office:value-type="float" office:value="192500" table:formula="of:=[.F3]*[.B15]" table:style-name="ce1">
            <text:p>1925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IEMPO_MÁXIMO L3-D1</text:p>
          </table:table-cell>
          <table:table-cell office:value-type="float" office:value="0" table:formula="of:=[.B4]*[.B9]" table:style-name="ce1">
            <text:p>0</text:p>
          </table:table-cell>
          <table:table-cell office:value-type="float" office:value="0" table:formula="of:=[.B4]*[.B15]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IEMPO_MÁXIMOo L3-D2</text:p>
          </table:table-cell>
          <table:table-cell office:value-type="float" office:value="92000" table:formula="of:=[.C4]*[.C9]" table:style-name="ce1">
            <text:p>92000</text:p>
          </table:table-cell>
          <table:table-cell office:value-type="float" office:value="161000" table:formula="of:=[.C4]*[.B15]" table:style-name="ce1">
            <text:p>1610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IEMPO_MÁXIMOo L3-D3</text:p>
          </table:table-cell>
          <table:table-cell office:value-type="float" office:value="75600" table:formula="of:=[.D4]*[.D9]" table:style-name="ce1">
            <text:p>75600</text:p>
          </table:table-cell>
          <table:table-cell office:value-type="float" office:value="189000" table:formula="of:=[.D4]*[.B15]" table:style-name="ce1">
            <text:p>1890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IEMPO_MÁXIMOo L3-D4</text:p>
          </table:table-cell>
          <table:table-cell office:value-type="float" office:value="0" table:formula="of:=[.E4]*[.E9]" table:style-name="ce1">
            <text:p>0</text:p>
          </table:table-cell>
          <table:table-cell office:value-type="float" office:value="0" table:formula="of:=[.E4]*[.B15]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IEMPO_MÁXIMO L3-D5</text:p>
          </table:table-cell>
          <table:table-cell office:value-type="float" office:value="0" table:formula="of:=[.F4]*[.F9]" table:style-name="ce1">
            <text:p>0</text:p>
          </table:table-cell>
          <table:table-cell office:value-type="float" office:value="0" table:formula="of:=[.F4]*[.B15]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BALANCE ESFUERZO L1-L2</text:p>
          </table:table-cell>
          <table:table-cell office:value-type="float" office:value="9900" table:formula="of:=SUM([.B2:.F2])" table:style-name="ce1">
            <text:p>9900</text:p>
          </table:table-cell>
          <table:table-cell office:value-type="float" office:value="15000" table:formula="of:=1.5*SUM([.B3:.F3])" table:style-name="ce1">
            <text:p>150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BALANCE ESFUERZO L1-L3</text:p>
          </table:table-cell>
          <table:table-cell office:value-type="float" office:value="9900" table:formula="of:=SUM([.B2:.F2])" table:style-name="ce1">
            <text:p>9900</text:p>
          </table:table-cell>
          <table:table-cell office:value-type="float" office:value="15000" table:formula="of:=1.5*SUM([.B4:.F4])" table:style-name="ce1">
            <text:p>150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BALANCE ESFUERZO L2-L1</text:p>
          </table:table-cell>
          <table:table-cell office:value-type="float" office:value="10000" table:formula="of:=SUM([.B3:.F3])" table:style-name="ce1">
            <text:p>10000</text:p>
          </table:table-cell>
          <table:table-cell office:value-type="float" office:value="14850" table:formula="of:=1.5*SUM([.B2:.F2])" table:style-name="ce1">
            <text:p>1485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BALANCE ESFUERZO L2-L3</text:p>
          </table:table-cell>
          <table:table-cell office:value-type="float" office:value="10000" table:formula="of:=SUM([.B3:.F3])" table:style-name="ce1">
            <text:p>10000</text:p>
          </table:table-cell>
          <table:table-cell office:value-type="float" office:value="15000" table:formula="of:=1.5*SUM([.B4:.F4])" table:style-name="ce1">
            <text:p>150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BALANCE ESFUERZO L3-L1</text:p>
          </table:table-cell>
          <table:table-cell office:value-type="float" office:value="10000" table:formula="of:=SUM([.B4:.F4])" table:style-name="ce1">
            <text:p>10000</text:p>
          </table:table-cell>
          <table:table-cell office:value-type="float" office:value="14850" table:formula="of:=1.5*SUM([.B2:.F2])" table:style-name="ce1">
            <text:p>1485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BALANCE ESFUERZO L3-L2</text:p>
          </table:table-cell>
          <table:table-cell office:value-type="float" office:value="10000" table:formula="of:=SUM([.B4:.F4])" table:style-name="ce1">
            <text:p>10000</text:p>
          </table:table-cell>
          <table:table-cell office:value-type="float" office:value="15000" table:formula="of:=1.5*SUM([.B3:.F3])" table:style-name="ce1">
            <text:p>15000</text:p>
          </table:table-cell>
          <table:table-cell table:number-columns-repeated="16381"/>
        </table:table-row>
        <table:table-row table:number-rows-repeated="15" table:style-name="ro1">
          <table:table-cell table:number-columns-repeated="16384" table:style-name="ce1"/>
        </table:table-row>
        <table:table-row table:number-rows-repeated="942" table:style-name="ro1">
          <table:table-cell table:number-columns-repeated="16384"/>
        </table:table-row>
        <table:table-row table:number-rows-repeated="1047570" table:style-name="ro2">
          <table:table-cell table:number-columns-repeated="16384"/>
        </table:table-row>
        <table:named-expressions>
          <table:named-range table:name="solver_lhs10" table:cell-range-address="Hoja1.$B$23" table:base-cell-address="Hoja1.$A$1"/>
          <table:named-range table:name="solver_lhs4" table:cell-range-address="Hoja1.$B$44" table:base-cell-address="Hoja1.$A$1"/>
          <table:named-range table:name="solver_lhs5" table:cell-range-address="Hoja1.$B$45:Hoja1.$B$49" table:base-cell-address="Hoja1.$A$1"/>
          <table:named-range table:name="solver_lhs6" table:cell-range-address="Hoja1.$B$19" table:base-cell-address="Hoja1.$A$1"/>
          <table:named-range table:name="solver_lhs7" table:cell-range-address="Hoja1.$B$20" table:base-cell-address="Hoja1.$A$1"/>
          <table:named-range table:name="solver_lhs8" table:cell-range-address="Hoja1.$B$21" table:base-cell-address="Hoja1.$A$1"/>
          <table:named-range table:name="solver_lhs9" table:cell-range-address="Hoja1.$B$22" table:base-cell-address="Hoja1.$A$1"/>
          <table:named-expression table:name="solver_rel10" table:expression="of:=2" table:base-cell-address="Hoja1.$A$1"/>
          <table:named-expression table:name="solver_rel4" table:expression="of:=1" table:base-cell-address="Hoja1.$A$1"/>
          <table:named-expression table:name="solver_rel5" table:expression="of:=1" table:base-cell-address="Hoja1.$A$1"/>
          <table:named-expression table:name="solver_rel6" table:expression="of:=2" table:base-cell-address="Hoja1.$A$1"/>
          <table:named-expression table:name="solver_rel7" table:expression="of:=2" table:base-cell-address="Hoja1.$A$1"/>
          <table:named-expression table:name="solver_rel8" table:expression="of:=2" table:base-cell-address="Hoja1.$A$1"/>
          <table:named-expression table:name="solver_rel9" table:expression="of:=2" table:base-cell-address="Hoja1.$A$1"/>
          <table:named-range table:name="solver_rhs10" table:cell-range-address="Hoja1.$C$23" table:base-cell-address="Hoja1.$A$1"/>
          <table:named-range table:name="solver_rhs4" table:cell-range-address="Hoja1.$C$44" table:base-cell-address="Hoja1.$A$1"/>
          <table:named-range table:name="solver_rhs5" table:cell-range-address="Hoja1.$C$45:Hoja1.$C$49" table:base-cell-address="Hoja1.$A$1"/>
          <table:named-range table:name="solver_rhs6" table:cell-range-address="Hoja1.$C$19" table:base-cell-address="Hoja1.$A$1"/>
          <table:named-range table:name="solver_rhs7" table:cell-range-address="Hoja1.$C$20" table:base-cell-address="Hoja1.$A$1"/>
          <table:named-range table:name="solver_rhs8" table:cell-range-address="Hoja1.$C$21" table:base-cell-address="Hoja1.$A$1"/>
          <table:named-range table:name="solver_rhs9" table:cell-range-address="Hoja1.$C$22" table:base-cell-address="Hoja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VICTOR FERNANDO GOMEZ COMENDADOR</meta:initial-creator>
    <dc:creator>VICTOR FERNANDO GOMEZ COMENDADOR</dc:creator>
    <meta:creation-date>2023-10-18T14:15:05Z</meta:creation-date>
    <dc:date>2023-10-27T12:15:48Z</dc:date>
  </office:meta>
</office:document-meta>
</file>